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Standard">
      <style:text-properties officeooo:rsid="001dd654" officeooo:paragraph-rsid="001dd654"/>
    </style:style>
    <style:style style:name="P3" style:family="paragraph" style:parent-style-name="Standard" style:list-style-name="L1">
      <style:text-properties officeooo:rsid="001ec076" officeooo:paragraph-rsid="001ec076"/>
    </style:style>
    <style:style style:name="P4" style:family="paragraph" style:parent-style-name="Standard" style:list-style-name="L1">
      <style:text-properties officeooo:paragraph-rsid="001ec076"/>
    </style:style>
    <style:style style:name="T1" style:family="text">
      <style:text-properties officeooo:rsid="001ec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list xml:id="list4104605637" text:style-name="L1">
        <text:list-item>
          <text:p text:style-name="P4"><text:span text:style-name="T1">List items.</text:span></text:p>
        </text:list-item>
        <text:list-item>
          <text:p text:style-name="P3"><text:script script:language="JODScript">&lt;forEach  items="items" var="item" element="list-item"/&gt;</text:script>Repeat this <text:s/>item. Hello <text:text-input text:description="item.v1">item.v1</text:text-input>!</text:p>
        </text:list-item>
      </text:list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3-01T20:10:57.369000000</dc:date>
    <meta:editing-duration>PT10M33S</meta:editing-duration>
    <meta:editing-cycles>4</meta:editing-cycles>
    <meta:document-statistic meta:table-count="0" meta:image-count="0" meta:object-count="0" meta:page-count="1" meta:paragraph-count="4" meta:word-count="16" meta:character-count="78" meta:non-whitespace-character-count="70"/>
  </office:meta>
</office:document-meta>
</file>